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¿Es lo mismo un creador de sitio web que un sistema de gestión de contenido?</text:h>
      <text:p text:style-name="Text_20_body">No, no son lo mismo. Un <text:span text:style-name="Strong_20_Emphasis">creador de sitio web</text:span> (o website builder) es una herramienta que permite a los usuarios construir sitios web mediante una interfaz gráfica sin necesidad de conocimientos de programación. Los ejemplos incluyen Wix, Squarespace y Weebly.</text:p>
      <text:p text:style-name="Text_20_body">Un <text:span text:style-name="Strong_20_Emphasis">sistema de gestión de contenido</text:span> (CMS, por sus siglas en inglés) es una plataforma que permite a los usuarios crear, gestionar y modificar contenido en un sitio web de manera más flexible y con mayor control, aunque generalmente requiere un poco más de conocimiento técnico. Ejemplos de CMS son WordPress, Joomla y Drupal.</text:p>
      <text:h text:style-name="Heading_20_3" text:outline-level="3">Ejemplos de website builders y CMS</text:h>
      <text:list text:style-name="L1">
        <text:list-item>
          <text:p text:style-name="P1"><text:span text:style-name="Strong_20_Emphasis">Website Builders</text:span>:</text:p>
          <text:list>
            <text:list-item>
              <text:p text:style-name="P2">Wix</text:p>
            </text:list-item>
            <text:list-item>
              <text:p text:style-name="P2">Squarespace</text:p>
            </text:list-item>
            <text:list-item>
              <text:p text:style-name="P2">Weebly</text:p>
            </text:list-item>
          </text:list>
        </text:list-item>
        <text:list-item>
          <text:p text:style-name="P1"><text:span text:style-name="Strong_20_Emphasis">CMS</text:span>:</text:p>
          <text:list>
            <text:list-item>
              <text:p text:style-name="P2">WordPress</text:p>
            </text:list-item>
            <text:list-item>
              <text:p text:style-name="P2">Joomla</text:p>
            </text:list-item>
            <text:list-item>
              <text:p text:style-name="P1">Drupal</text:p>
            </text:list-item>
          </text:list>
        </text:list-item>
      </text:list>
      <text:h text:style-name="Heading_20_3" text:outline-level="3">Ventajas de ambas opciones</text:h>
      <text:p text:style-name="Text_20_body"><text:span text:style-name="Strong_20_Emphasis">Website Builders</text:span>:</text:p>
      <text:list text:style-name="L2">
        <text:list-item>
          <text:p text:style-name="P4"><text:span text:style-name="Strong_20_Emphasis">Facilidad de uso</text:span>: Interfaces intuitivas y drag-and-drop.</text:p>
        </text:list-item>
        <text:list-item>
          <text:p text:style-name="P4"><text:span text:style-name="Strong_20_Emphasis">Hosting incluido</text:span>: No hay necesidad de buscar un servicio de hosting por separado.</text:p>
        </text:list-item>
        <text:list-item>
          <text:p text:style-name="P3"><text:span text:style-name="Strong_20_Emphasis">Soporte técnico</text:span>: Generalmente ofrecen soporte al cliente.</text:p>
        </text:list-item>
      </text:list>
      <text:p text:style-name="Text_20_body"><text:span text:style-name="Strong_20_Emphasis">CMS</text:span>:</text:p>
      <text:list text:style-name="L3">
        <text:list-item>
          <text:p text:style-name="P6"><text:span text:style-name="Strong_20_Emphasis">Flexibilidad</text:span>: Permiten personalizar el sitio con plugins y temas.</text:p>
        </text:list-item>
        <text:list-item>
          <text:p text:style-name="P6"><text:span text:style-name="Strong_20_Emphasis">Escalabilidad</text:span>: Adecuados para proyectos más grandes y complejos.</text:p>
        </text:list-item>
        <text:list-item>
          <text:p text:style-name="P5"><text:span text:style-name="Strong_20_Emphasis">Control total</text:span>: Mayor control sobre el diseño y la funcionalidad.</text:p>
        </text:list-item>
      </text:list>
      <text:h text:style-name="Heading_20_3" text:outline-level="3">¿Qué opción es más fácil de utilizar?</text:h>
      <text:p text:style-name="Text_20_body">Los <text:span text:style-name="Strong_20_Emphasis">creadores de sitios web</text:span> suelen ser más fáciles de utilizar, especialmente para principiantes. Su interfaz intuitiva permite a los usuarios arrastrar y soltar elementos sin necesidad de aprender código.</text:p>
      <text:h text:style-name="Heading_20_3" text:outline-level="3">¿Qué opción es más económica?</text:h>
      <text:p text:style-name="Text_20_body">Los <text:span text:style-name="Strong_20_Emphasis">creadores de sitios web</text:span> pueden ser más económicos para proyectos pequeños, ya que a menudo ofrecen planes de suscripción que incluyen hosting y soporte. Sin embargo, a largo plazo, un CMS puede ser más económico si se tiene en cuenta la escalabilidad y la capacidad de autogestionar el contenido sin costos adicionales de hosting.</text:p>
      <text:h text:style-name="Heading_20_3" text:outline-level="3"><text:soft-page-break/>¿En cuál podemos obtener un mayor rendimiento?</text:h>
      <text:p text:style-name="Text_20_body">En general, un <text:span text:style-name="Strong_20_Emphasis">CMS</text:span> puede ofrecer un mayor rendimiento a largo plazo, especialmente para sitios más grandes y complejos. Permite un control más detallado sobre la optimización del sitio, la gestión del SEO y la capacidad de añadir funcionalidades avanzadas mediante plugins. Esto puede resultar en un mejor rendimiento y adaptabilidad a las necesidades del negocio.</text:p>
      <text:h text:style-name="Heading_20_3" text:outline-level="3">Resumen</text:h>
      <text:p text:style-name="Text_20_body">En conclusión, la elección entre un creador de sitios web y un CMS depende de las necesidades específicas del proyecto, el nivel de experiencia del usuario y los objetivos a largo plazo. Ambos tienen sus ventajas, y la mejor opción variará según el cas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1T14:27:35.177000000</meta:creation-date>
    <dc:date>2024-10-21T14:28:57.062000000</dc:date>
    <meta:editing-duration>PT1M22S</meta:editing-duration>
    <meta:editing-cycles>1</meta:editing-cycles>
    <meta:document-statistic meta:table-count="0" meta:image-count="0" meta:object-count="0" meta:page-count="2" meta:paragraph-count="29" meta:word-count="405" meta:character-count="2484" meta:non-whitespace-character-count="2122"/>
    <meta:generator>LibreOffice/24.2.4.2$Windows_X86_64 LibreOffice_project/51a6219feb6075d9a4c46691dcfe0cd9c4fff3c2</meta:generator>
  </office:meta>
</office:document-meta>
</file>